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33b9f9"/>
    </style:style>
    <style:style style:name="P2" style:family="paragraph" style:parent-style-name="Text_20_body">
      <style:text-properties officeooo:paragraph-rsid="0039f7bf"/>
    </style:style>
    <style:style style:name="P3" style:family="paragraph" style:parent-style-name="Text_20_body">
      <style:text-properties officeooo:paragraph-rsid="003a9f02"/>
    </style:style>
    <style:style style:name="P4" style:family="paragraph" style:parent-style-name="Text_20_body">
      <style:text-properties officeooo:paragraph-rsid="003a9fa1"/>
    </style:style>
    <style:style style:name="P5" style:family="paragraph" style:parent-style-name="Text_20_body">
      <style:text-properties officeooo:paragraph-rsid="0039f7bf"/>
    </style:style>
    <style:style style:name="P6" style:family="paragraph" style:parent-style-name="Text_20_body">
      <style:text-properties officeooo:paragraph-rsid="0033b9f9"/>
    </style:style>
    <style:style style:name="P7" style:family="paragraph" style:parent-style-name="Heading_20_1" style:master-page-name="Right_20_Page">
      <style:paragraph-properties style:page-number="auto"/>
      <style:text-properties officeooo:rsid="00384708" officeooo:paragraph-rsid="00384708"/>
    </style:style>
    <style:style style:name="T1" style:family="text">
      <style:text-properties officeooo:rsid="00384708"/>
    </style:style>
    <style:style style:name="T2" style:family="text">
      <style:text-properties officeooo:rsid="003a9f02"/>
    </style:style>
    <style:style style:name="T3" style:family="text">
      <style:text-properties officeooo:rsid="003a9fa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Horse With No Name</text:h>
      <text:p text:style-name="Heading_20_2">(<text:span text:style-name="T1">America</text:span>)</text:p>
      <text:p text:style-name="Heading_20_3">[VERSE 1]</text:p>
      <text:p text:style-name="P1"><text:s text:c="7"/>Em <text:s text:c="15"/>D<text:span text:style-name="T2">6/9</text:span></text:p>
      <text:p text:style-name="P1">On the first part of the journey</text:p>
      <text:p text:style-name="P3"><text:s text:c="7"/>Em <text:s text:c="14"/>D</text:p>
      <text:p text:style-name="P1">I was lookin at all the life</text:p>
      <text:p text:style-name="P3"><text:s text:c="12"/>Em <text:s text:c="17"/>D<text:span text:style-name="T2">6/9</text:span></text:p>
      <text:p text:style-name="P1">There were plants and birds and rocks and things</text:p>
      <text:p text:style-name="P3"><text:s text:c="12"/>Em <text:s text:c="15"/>D</text:p>
      <text:p text:style-name="P1">There were sand and hills and rings</text:p>
      <text:p text:style-name="P3"><text:s text:c="7"/>Em <text:s text:c="18"/>D<text:span text:style-name="T2">6/9</text:span></text:p>
      <text:p text:style-name="P1">The first thing I met was a fly with a buzz</text:p>
      <text:p text:style-name="P3"><text:s text:c="9"/>Em <text:s text:c="11"/>D</text:p>
      <text:p text:style-name="P1"><text:span text:style-name="T2">A</text:span>nd the sky with no clouds</text:p>
      <text:p text:style-name="P3"><text:s text:c="5"/>Em <text:s text:c="19"/>D<text:span text:style-name="T2">6/9</text:span></text:p>
      <text:p text:style-name="P1"><text:span text:style-name="T2">T</text:span>he heat was hot and the ground was dry</text:p>
      <text:p text:style-name="P3"><text:s text:c="9"/>Em <text:s text:c="14"/>D</text:p>
      <text:p text:style-name="P1"><text:span text:style-name="T2">B</text:span>ut the air was full of sound</text:p>
      <text:p text:style-name="Heading_20_3">[CHORUS]</text:p>
      <text:p text:style-name="P4"><text:s text:c="5"/>Em <text:s text:c="26"/>D<text:span text:style-name="T2">6/9</text:span></text:p>
      <text:p text:style-name="P4">I've been through the desert on a horse with no name</text:p>
      <text:p text:style-name="P4"><text:s text:c="8"/>Em <text:s text:c="19"/>D <text:s text:c="3"/></text:p>
      <text:p text:style-name="P4"><text:span text:style-name="T3">I</text:span>t felt good to be out of the rain</text:p>
      <text:p text:style-name="P4"><text:s text:c="7"/>Em <text:s text:c="16"/>D<text:span text:style-name="T2">6/9</text:span></text:p>
      <text:p text:style-name="P4"><text:span text:style-name="T3">I</text:span>n the desert you can remember your name</text:p>
      <text:p text:style-name="P4"><text:s text:c="14"/>Em <text:s text:c="16"/>D <text:s text:c="3"/></text:p>
      <text:p text:style-name="P4"><text:span text:style-name="T3">Bec</text:span>ause there ain't no one for to give you no pain</text:p>
      <text:p text:style-name="P4"><text:s text:c="3"/>Em <text:s text:c="4"/>D <text:s text:c="17"/>Em <text:s text:c="4"/>D</text:p>
      <text:p text:style-name="P3">La la <text:s text:c="2"/>la la lala la lala <text:s text:c="2"/>la la la</text:p>
      <text:p text:style-name="Heading_20_3">[VERSE 2]</text:p>
      <text:p text:style-name="P4"><text:s text:c="7"/>Em <text:s text:c="12"/>D<text:span text:style-name="T2">6/9</text:span></text:p>
      <text:p text:style-name="P1">After two days in the desert sun</text:p>
      <text:p text:style-name="P1"><text:s text:c="4"/>Em <text:s text:c="15"/>D</text:p>
      <text:p text:style-name="P1"><text:span text:style-name="T3">M</text:span>y skin began to turn red</text:p>
      <text:p text:style-name="P4"><text:soft-page-break/><text:s text:c="7"/>Em <text:s text:c="15"/>D<text:span text:style-name="T2">6/9</text:span></text:p>
      <text:p text:style-name="P1">After three days in the desert fun</text:p>
      <text:p text:style-name="P1"><text:s text:c="7"/>Em <text:s text:c="15"/>D</text:p>
      <text:p text:style-name="P1">I was looking at a river bed</text:p>
      <text:p text:style-name="P4"><text:s text:c="8"/>Em <text:s text:c="16"/>D<text:span text:style-name="T2">6/9</text:span></text:p>
      <text:p text:style-name="P1">And the story it told of a river that flowed</text:p>
      <text:p text:style-name="P1"><text:s text:c="8"/>Em <text:s text:c="17"/>D</text:p>
      <text:p text:style-name="P1"><text:span text:style-name="T3">M</text:span>ade me sad to think it was dead</text:p>
      <text:p text:style-name="Heading_20_3">[CHORUS]</text:p>
      <text:p text:style-name="P4"><text:s text:c="5"/>Em <text:s text:c="26"/>D<text:span text:style-name="T2">6/9</text:span></text:p>
      <text:p text:style-name="P1">I've been through the desert on a horse with no name</text:p>
      <text:p text:style-name="P1"><text:s text:c="8"/>Em <text:s text:c="19"/>D <text:s text:c="3"/></text:p>
      <text:p text:style-name="P1"><text:span text:style-name="T3">I</text:span>t felt good to be out of the rain</text:p>
      <text:p text:style-name="P4"><text:s text:c="7"/>Em <text:s text:c="16"/>D<text:span text:style-name="T2">6/9</text:span></text:p>
      <text:p text:style-name="P1"><text:span text:style-name="T3">I</text:span>n the desert you can remember your name</text:p>
      <text:p text:style-name="P1"><text:s text:c="14"/>Em <text:s text:c="16"/>D <text:s text:c="3"/></text:p>
      <text:p text:style-name="P1"><text:span text:style-name="T3">Bec</text:span>ause there ain't no one for to give you no pain</text:p>
      <text:p text:style-name="P2"><text:s text:c="3"/>Em <text:s text:c="4"/>D <text:s text:c="17"/>Em <text:s text:c="4"/>D</text:p>
      <text:p text:style-name="P2">La la <text:s text:c="2"/>la la lala la lala <text:s text:c="2"/>la la la</text:p>
      <text:p text:style-name="Heading_20_3">[VERSE 3]</text:p>
      <text:p text:style-name="P4"><text:s text:c="6"/>Em <text:s text:c="17"/>D<text:span text:style-name="T2">6/9</text:span></text:p>
      <text:p text:style-name="P1">After nine days I let the horse run free</text:p>
      <text:p text:style-name="P1"><text:s text:c="11"/>Em <text:s text:c="18"/>D</text:p>
      <text:p text:style-name="P1">'<text:span text:style-name="T3">C</text:span>ause the desert had turned to sea</text:p>
      <text:p text:style-name="P4"><text:s text:c="11"/>Em <text:s text:c="18"/>D<text:span text:style-name="T2">6/9</text:span></text:p>
      <text:p text:style-name="P1"><text:span text:style-name="T3">T</text:span>here were plants and birds and rocks and things</text:p>
      <text:p text:style-name="P1"><text:s text:c="11"/>Em <text:s text:c="16"/>D</text:p>
      <text:p text:style-name="P1"><text:span text:style-name="T3">T</text:span>here were sand and hills and rings</text:p>
      <text:p text:style-name="P4"><text:s text:c="4"/>Em <text:s text:c="25"/>D<text:span text:style-name="T2">6/9</text:span></text:p>
      <text:p text:style-name="P1">The ocean is a desert with it's life underground</text:p>
      <text:p text:style-name="P1"><text:s text:c="8"/>Em <text:s text:c="15"/>D</text:p>
      <text:p text:style-name="P1"><text:span text:style-name="T3">A</text:span>nd the perfect disguise above</text:p>
      <text:p text:style-name="P4"><text:s text:c="10"/>Em <text:s text:c="11"/>D<text:span text:style-name="T2">6/9</text:span></text:p>
      <text:p text:style-name="P1">Under the cities lies a heart made of ground</text:p>
      <text:p text:style-name="P1"><text:s text:c="8"/>Em <text:s text:c="17"/>D</text:p>
      <text:p text:style-name="P1"><text:span text:style-name="T3">B</text:span>ut the humans will give no love</text:p>
      <text:p text:style-name="Heading_20_3"><text:soft-page-break/>[CHORUS]</text:p>
      <text:p text:style-name="P4"><text:s text:c="5"/>Em <text:s text:c="26"/>D<text:span text:style-name="T2">6/9</text:span></text:p>
      <text:p text:style-name="P4">I've been through the desert on a horse with no name</text:p>
      <text:p text:style-name="P4"><text:s text:c="8"/>Em <text:s text:c="19"/>D <text:s text:c="3"/></text:p>
      <text:p text:style-name="P4"><text:span text:style-name="T3">I</text:span>t felt good to be out of the rain</text:p>
      <text:p text:style-name="P4"><text:s text:c="7"/>Em <text:s text:c="16"/>D<text:span text:style-name="T2">6/9</text:span></text:p>
      <text:p text:style-name="P4"><text:span text:style-name="T3">I</text:span>n the desert you can remember your name</text:p>
      <text:p text:style-name="P4"><text:s text:c="14"/>Em <text:s text:c="16"/>D <text:s text:c="3"/></text:p>
      <text:p text:style-name="P4"><text:span text:style-name="T3">Bec</text:span>ause there ain't no one for to give you no pain</text:p>
      <text:p text:style-name="P4"><text:s text:c="3"/>Em <text:s text:c="4"/>D <text:s text:c="17"/>Em <text:s text:c="4"/>D</text:p>
      <text:p text:style-name="P4">La la <text:s text:c="2"/>la la lala la lala <text:s text:c="2"/>la la 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14M53S</meta:editing-duration>
    <meta:editing-cycles>39</meta:editing-cycles>
    <meta:generator>LibreOffice/6.0.1.1$MacOSX_X86_64 LibreOffice_project/60bfb1526849283ce2491346ed2aa51c465abfe6</meta:generator>
    <dc:title>Lyrics + Chords</dc:title>
    <dc:date>2018-06-15T13:58:08.244200814</dc:date>
    <meta:print-date>2017-04-03T12:23:29.985893000</meta:print-date>
    <meta:document-statistic meta:table-count="0" meta:image-count="0" meta:object-count="0" meta:page-count="3" meta:paragraph-count="82" meta:word-count="411" meta:character-count="2687" meta:non-whitespace-character-count="1377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